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44.1mm"/>
    </style:style>
    <style:style style:name="co4" style:family="table-column">
      <style:table-column-properties fo:break-before="auto" style:column-width="35.81mm"/>
    </style:style>
    <style:style style:name="co5" style:family="table-column">
      <style:table-column-properties fo:break-before="auto" style:column-width="35.58mm"/>
    </style:style>
    <style:style style:name="co6" style:family="table-column">
      <style:table-column-properties fo:break-before="auto" style:column-width="36.5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5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2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ata</text:p>
          </table:table-cell>
          <table:table-cell table:number-columns-repeated="3"/>
          <table:table-cell table:style-name="ce10" office:value-type="string" calcext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Demand</text:p>
          </table:table-cell>
          <table:table-cell table:style-name="ce6" office:value-type="string" calcext:value-type="string">
            <text:p>Seats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80" calcext:value-type="float">
            <text:p>8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20" calcext:value-type="float">
            <text:p>1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JFK to DFW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DFW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Objective:</text:p>
          </table:table-cell>
          <table:table-cell table:style-name="ce7" table:formula="of:=SUMPRODUCT([.C5:.C10];[.E5:.E10])" office:value-type="float" office:value="120514" calcext:value-type="float">
            <text:p>120514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apacity JFK-DFW</text:p>
          </table:table-cell>
          <table:table-cell table:style-name="ce8" table:formula="of:=[.E5]+[.E6]+[.E7]+[.E8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apacity DFW-LAX</text:p>
          </table:table-cell>
          <table:table-cell table:style-name="ce8" table:formula="of:=[.E5]+[.E6]+[.E9]+[.E10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mand Constraints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string" calcext:value-type="string">
            <text:p>Dema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n-negative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0"/>
        </table:table-row>
        <table:table-row table:style-name="ro3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1">00/00/0000</text:date>, <text:time style:data-style-name="N2" text:time-value="12:44:18.039909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20-11-11T12:53:30.599942328</dc:date>
    <meta:editing-duration>PT21H46M19S</meta:editing-duration>
    <meta:editing-cycles>8</meta:editing-cycles>
    <meta:generator>LibreOffice/5.1.6.2$Linux_X86_64 LibreOffice_project/10m0$Build-2</meta:generator>
    <meta:document-statistic meta:table-count="3" meta:cell-count="55" meta:object-count="0"/>
  </office:meta>
</office:document-meta>
</file>